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2mm" svg:x="292.41mm" svg:y="98.2mm">
            <draw:object draw:notify-on-update-of-ranges="Sheet1.B1:Sheet1.L1 Sheet1.A2:Sheet1.A2 Sheet1.B2:Sheet1.L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26.38mm" svg:y="120.93mm">
            <draw:object draw:notify-on-update-of-ranges="Sheet1.B1:Sheet1.L1 Sheet1.A3:Sheet1.A3 Sheet1.B3:Sheet1.L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0.32mm" svg:height="67.72mm" svg:x="235.69mm" svg:y="35.55mm">
            <draw:object draw:notify-on-update-of-ranges="Sheet1.B1:Sheet1.L1 Sheet1.A3:Sheet1.A3 Sheet1.B3:Sheet1.L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8.86mm" svg:height="58.58mm" svg:x="34.69mm" svg:y="54.59mm">
            <draw:object draw:notify-on-update-of-ranges="Sheet1.A1:Sheet1.L1 Sheet1.B4:Sheet1.L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1M</text:p>
          </table:table-cell>
          <table:table-cell table:style-name="ce1" office:value-type="string" calcext:value-type="string">
            <text:p>2M</text:p>
          </table:table-cell>
          <table:table-cell table:style-name="ce1" office:value-type="string" calcext:value-type="string">
            <text:p><text:s/>3M</text:p>
          </table:table-cell>
          <table:table-cell table:style-name="ce1" office:value-type="string" calcext:value-type="string">
            <text:p><text:s/>4M</text:p>
          </table:table-cell>
          <table:table-cell table:style-name="ce1" office:value-type="string" calcext:value-type="string">
            <text:p><text:s/>5M</text:p>
          </table:table-cell>
          <table:table-cell table:style-name="ce1" office:value-type="string" calcext:value-type="string">
            <text:p>6M</text:p>
          </table:table-cell>
          <table:table-cell table:style-name="ce1" office:value-type="string" calcext:value-type="string">
            <text:p>7M</text:p>
          </table:table-cell>
          <table:table-cell table:style-name="ce1" office:value-type="string" calcext:value-type="string">
            <text:p>8M</text:p>
          </table:table-cell>
          <table:table-cell table:style-name="ce1" office:value-type="string" calcext:value-type="string">
            <text:p>9M</text:p>
          </table:table-cell>
          <table:table-cell table:style-name="ce1" office:value-type="string" calcext:value-type="string">
            <text:p>10M</text:p>
          </table:table-cell>
          <table:table-cell table:style-name="ce1" office:value-type="string" calcext:value-type="string">
            <text:p>11M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ime /ns</text:p>
          </table:table-cell>
          <table:table-cell table:style-name="ce1" office:value-type="float" office:value="96.232" calcext:value-type="float">
            <text:p>96.232</text:p>
          </table:table-cell>
          <table:table-cell table:style-name="ce1" office:value-type="float" office:value="76.772" calcext:value-type="float">
            <text:p>76.772</text:p>
          </table:table-cell>
          <table:table-cell table:style-name="ce1" office:value-type="float" office:value="61.581" calcext:value-type="float">
            <text:p>61.581</text:p>
          </table:table-cell>
          <table:table-cell table:style-name="ce1" office:value-type="float" office:value="50.79" calcext:value-type="float">
            <text:p>50.79</text:p>
          </table:table-cell>
          <table:table-cell table:style-name="ce1" office:value-type="float" office:value="41.406" calcext:value-type="float">
            <text:p>41.406</text:p>
          </table:table-cell>
          <table:table-cell table:style-name="ce1" office:value-type="float" office:value="37.494" calcext:value-type="float">
            <text:p>37.494</text:p>
          </table:table-cell>
          <table:table-cell table:style-name="ce1" office:value-type="float" office:value="33.976" calcext:value-type="float">
            <text:p>33.976</text:p>
          </table:table-cell>
          <table:table-cell table:style-name="ce1" office:value-type="float" office:value="29.625" calcext:value-type="float">
            <text:p>29.625</text:p>
          </table:table-cell>
          <table:table-cell table:style-name="ce1" office:value-type="float" office:value="28.991" calcext:value-type="float">
            <text:p>28.991</text:p>
          </table:table-cell>
          <table:table-cell table:style-name="ce1" office:value-type="float" office:value="28.246" calcext:value-type="float">
            <text:p>28.246</text:p>
          </table:table-cell>
          <table:table-cell table:style-name="ce1" office:value-type="float" office:value="27.973" calcext:value-type="float">
            <text:p>27.97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ime 2/ns</text:p>
          </table:table-cell>
          <table:table-cell table:style-name="ce1" office:value-type="float" office:value="7.869" calcext:value-type="float">
            <text:p>7.869</text:p>
          </table:table-cell>
          <table:table-cell table:style-name="ce1" office:value-type="float" office:value="6.668" calcext:value-type="float">
            <text:p>6.668</text:p>
          </table:table-cell>
          <table:table-cell table:style-name="ce1" office:value-type="float" office:value="5.241" calcext:value-type="float">
            <text:p>5.241</text:p>
          </table:table-cell>
          <table:table-cell table:style-name="ce1" office:value-type="float" office:value="4.166" calcext:value-type="float">
            <text:p>4.166</text:p>
          </table:table-cell>
          <table:table-cell table:style-name="ce1" office:value-type="float" office:value="3.457" calcext:value-type="float">
            <text:p>3.457</text:p>
          </table:table-cell>
          <table:table-cell table:style-name="ce1" office:value-type="float" office:value="3.066" calcext:value-type="float">
            <text:p>3.066</text:p>
          </table:table-cell>
          <table:table-cell table:style-name="ce1" office:value-type="float" office:value="2.834" calcext:value-type="float">
            <text:p>2.834</text:p>
          </table:table-cell>
          <table:table-cell table:style-name="ce1" office:value-type="float" office:value="2.498" calcext:value-type="float">
            <text:p>2.498</text:p>
          </table:table-cell>
          <table:table-cell table:style-name="ce1" office:value-type="float" office:value="2.341" calcext:value-type="float">
            <text:p>2.341</text:p>
          </table:table-cell>
          <table:table-cell table:style-name="ce1" office:value-type="float" office:value="2.366" calcext:value-type="float">
            <text:p>2.366</text:p>
          </table:table-cell>
          <table:table-cell table:style-name="ce1" office:value-type="float" office:value="2.31" calcext:value-type="float">
            <text:p>2.31</text:p>
          </table:table-cell>
          <table:table-cell table:formula="of:=SUM([.B3:.L3])" office:value-type="float" office:value="42.816" calcext:value-type="float">
            <text:p>42.816</text:p>
          </table:table-cell>
          <table:table-cell/>
        </table:table-row>
        <table:table-row table:style-name="ro2">
          <table:table-cell table:style-name="ce1"/>
          <table:table-cell table:style-name="ce1" office:value-type="float" office:value="0.183" calcext:value-type="float">
            <text:p>0.183</text:p>
          </table:table-cell>
          <table:table-cell table:style-name="ce1" office:value-type="float" office:value="0.155" calcext:value-type="float">
            <text:p>0.155</text:p>
          </table:table-cell>
          <table:table-cell table:style-name="ce1" office:value-type="float" office:value="0.122" calcext:value-type="float">
            <text:p>0.122</text:p>
          </table:table-cell>
          <table:table-cell table:style-name="ce1" office:value-type="float" office:value="0.097" calcext:value-type="float">
            <text:p>0.097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66" calcext:value-type="float">
            <text:p>0.066</text:p>
          </table:table-cell>
          <table:table-cell table:style-name="ce1" office:value-type="float" office:value="0.058" calcext:value-type="float">
            <text:p>0.058</text:p>
          </table:table-cell>
          <table:table-cell table:style-name="ce1" office:value-type="float" office:value="0.054" calcext:value-type="float">
            <text:p>0.054</text:p>
          </table:table-cell>
          <table:table-cell table:style-name="ce1" office:value-type="float" office:value="0.055" calcext:value-type="float">
            <text:p>0.055</text:p>
          </table:table-cell>
          <table:table-cell table:style-name="ce1" office:value-type="float" office:value="0.053" calcext:value-type="float">
            <text:p>0.053</text:p>
          </table:table-cell>
          <table:table-cell table:number-columns-repeated="2"/>
        </table:table-row>
        <table:table-row table:style-name="ro2">
          <table:table-cell table:style-name="ce1" table:number-columns-repeated="7"/>
          <table:table-cell/>
          <table:table-cell table:style-name="ce1" table:number-columns-repeated="4"/>
          <table:table-cell table:number-columns-repeated="2"/>
        </table:table-row>
        <table:table-row table:style-name="ro2">
          <table:table-cell table:style-name="ce1" table:number-columns-repeated="12"/>
          <table:table-cell table:number-columns-repeated="2"/>
        </table:table-row>
        <table:table-row table:style-name="ro2" table:number-rows-repeated="10">
          <table:table-cell table:number-columns-repeated="14"/>
        </table:table-row>
        <table:table-row table:style-name="ro3" table:number-rows-repeated="3">
          <table:table-cell table:number-columns-repeated="13"/>
          <table:table-cell table:style-name="ce3"/>
        </table:table-row>
        <table:table-row table:style-name="ro2" table:number-rows-repeated="13">
          <table:table-cell table:number-columns-repeated="14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8.140814" calcext:value-type="float">
            <text:p>8.14081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8.033388" calcext:value-type="float">
            <text:p>8.033388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8.101077" calcext:value-type="float">
            <text:p>8.101077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8.111567" calcext:value-type="float">
            <text:p>8.111567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8.242236" calcext:value-type="float">
            <text:p>8.242236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8.329079" calcext:value-type="float">
            <text:p>8.32907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8.144389" calcext:value-type="float">
            <text:p>8.14438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8.149174" calcext:value-type="float">
            <text:p>8.14917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8.126629" calcext:value-type="float">
            <text:p>8.12662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8.035001" calcext:value-type="float">
            <text:p>8.035001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table:number-columns-repeated="2"/>
          <table:table-cell table:formula="of:=SUM([.C33:.C42])" office:value-type="float" office:value="81.413354" calcext:value-type="float">
            <text:p>81.413354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6:Sheet1.L7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00/00/00</text:date>, <text:time style:data-style-name="N2" text:time-value="16:02:36.9006356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1:46:16.302643865</meta:creation-date>
    <dc:date>2019-08-28T16:07:40.134249000</dc:date>
    <meta:editing-duration>PT1H3M14S</meta:editing-duration>
    <meta:editing-cycles>17</meta:editing-cycles>
    <meta:generator>LibreOffice/6.0.7.3$Linux_X86_64 LibreOffice_project/00m0$Build-3</meta:generator>
    <meta:document-statistic meta:table-count="1" meta:cell-count="8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3cm" xlink:href=".." xlink:type="simple" chart:class="chart:line" chart:style-name="ch1">
        <chart:legend chart:legend-position="end" svg:x="13.41cm" svg:y="4.202cm" style:legend-expansion="high" chart:style-name="ch2"/>
        <chart:plot-area chart:style-name="ch3" table:cell-range-address="Sheet1.A1:Sheet1.L2" chart:data-source-has-labels="both" svg:x="1.5cm" svg:y="0.793cm" svg:width="12.023cm" svg:height="7.659cm">
          <chartooo:coordinate-region svg:x="2.307cm" svg:y="0.992cm" svg:width="10.884cm" svg:height="6.813cm"/>
          <chart:axis chart:dimension="x" chart:name="primary-x" chart:style-name="ch4" chartooo:axis-type="auto">
            <chartooo:date-scale/>
            <chart:title svg:x="6.845cm" svg:y="8.443cm" chart:style-name="ch5">
              <text:p>cache/m</text:p>
            </chart:title>
            <chart:categories table:cell-range-address="Sheet1.B1:Sheet1.L1"/>
          </chart:axis>
          <chart:axis chart:dimension="y" chart:name="primary-y" chart:style-name="ch4">
            <chart:title svg:x="0.621cm" svg:y="5.103cm" chart:style-name="ch6">
              <text:p>time/s</text:p>
            </chart:title>
            <chart:grid chart:style-name="ch7" chart:class="major"/>
          </chart:axis>
          <chart:series chart:style-name="ch8" chart:values-cell-range-address="Sheet1.B2:Sheet1.L2" chart:label-cell-address="Sheet1.A2:Sheet1.A2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 /ns</text:p>
                <draw:g>
                  <svg:desc>Sheet1.A2:Sheet1.A2</svg:desc>
                </draw:g>
              </table:table-cell>
              <table:table-cell office:value-type="float" office:value="96.232">
                <text:p>96.232</text:p>
                <draw:g>
                  <svg:desc>Sheet1.B2:Sheet1.L2</svg:desc>
                </draw:g>
              </table:table-cell>
              <table:table-cell office:value-type="float" office:value="76.772">
                <text:p>76.772</text:p>
              </table:table-cell>
              <table:table-cell office:value-type="float" office:value="61.581">
                <text:p>61.581</text:p>
              </table:table-cell>
              <table:table-cell office:value-type="float" office:value="50.79">
                <text:p>50.79</text:p>
              </table:table-cell>
              <table:table-cell office:value-type="float" office:value="41.406">
                <text:p>41.406</text:p>
              </table:table-cell>
              <table:table-cell office:value-type="float" office:value="37.494">
                <text:p>37.494</text:p>
              </table:table-cell>
              <table:table-cell office:value-type="float" office:value="33.976">
                <text:p>33.976</text:p>
              </table:table-cell>
              <table:table-cell office:value-type="float" office:value="29.625">
                <text:p>29.625</text:p>
              </table:table-cell>
              <table:table-cell office:value-type="float" office:value="28.991">
                <text:p>28.991</text:p>
              </table:table-cell>
              <table:table-cell office:value-type="float" office:value="28.246">
                <text:p>28.246</text:p>
              </table:table-cell>
              <table:table-cell office:value-type="float" office:value="27.973">
                <text:p>27.9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subtitle svg:x="7.466cm" svg:y="0.18cm" chart:style-name="ch2">
          <text:p>time2</text:p>
        </chart:subtitle>
        <chart:legend chart:legend-position="end" svg:x="13.119cm" svg:y="4.203cm" style:legend-expansion="high" chart:style-name="ch3"/>
        <chart:plot-area chart:style-name="ch4" table:cell-range-address="Sheet1.B1:Sheet1.L1 Sheet1.A3:Sheet1.L3" chart:data-source-has-labels="both" svg:x="0.319cm" svg:y="1.043cm" svg:width="12.481cm" svg:height="7.782cm">
          <chartooo:coordinate-region svg:x="0.755cm" svg:y="1.242cm" svg:width="11.713cm" svg:height="6.936cm"/>
          <chart:axis chart:dimension="x" chart:name="primary-x" chart:style-name="ch5" chartooo:axis-type="auto">
            <chartooo:date-scale/>
            <chart:categories table:cell-range-address="Sheet1.B1:Sheet1.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L3" chart:label-cell-address="Sheet1.A3:Sheet1.A3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 2/ns</text:p>
                <draw:g>
                  <svg:desc>Sheet1.A3:Sheet1.A3</svg:desc>
                </draw:g>
              </table:table-cell>
              <table:table-cell office:value-type="float" office:value="7.869">
                <text:p>7.869</text:p>
                <draw:g>
                  <svg:desc>Sheet1.B3:Sheet1.L3</svg:desc>
                </draw:g>
              </table:table-cell>
              <table:table-cell office:value-type="float" office:value="6.668">
                <text:p>6.668</text:p>
              </table:table-cell>
              <table:table-cell office:value-type="float" office:value="5.241">
                <text:p>5.241</text:p>
              </table:table-cell>
              <table:table-cell office:value-type="float" office:value="4.166">
                <text:p>4.166</text:p>
              </table:table-cell>
              <table:table-cell office:value-type="float" office:value="3.457">
                <text:p>3.457</text:p>
              </table:table-cell>
              <table:table-cell office:value-type="float" office:value="3.066">
                <text:p>3.066</text:p>
              </table:table-cell>
              <table:table-cell office:value-type="float" office:value="2.834">
                <text:p>2.834</text:p>
              </table:table-cell>
              <table:table-cell office:value-type="float" office:value="2.498">
                <text:p>2.498</text:p>
              </table:table-cell>
              <table:table-cell office:value-type="float" office:value="2.341">
                <text:p>2.341</text:p>
              </table:table-cell>
              <table:table-cell office:value-type="float" office:value="2.366">
                <text:p>2.366</text:p>
              </table:table-cell>
              <table:table-cell office:value-type="float" office:value="2.31">
                <text:p>2.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2.31" chart:maximum="7.86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33cm" svg:height="6.773cm" xlink:href=".." xlink:type="simple" chart:class="chart:line" chart:style-name="ch1">
        <chart:subtitle svg:x="5.483cm" svg:y="0.135cm" chart:style-name="ch2">
          <text:p>time2</text:p>
        </chart:subtitle>
        <chart:legend chart:legend-position="end" svg:x="9.154cm" svg:y="3.087cm" style:legend-expansion="high" chart:style-name="ch3"/>
        <chart:plot-area chart:style-name="ch4" table:cell-range-address="Sheet1.B1:Sheet1.L1 Sheet1.A3:Sheet1.L3" chart:data-source-has-labels="both" svg:x="0.24cm" svg:y="0.953cm" svg:width="8.674cm" svg:height="5.685cm">
          <chartooo:coordinate-region svg:x="1.152cm" svg:y="0.953cm" svg:width="7.43cm" svg:height="5.038cm"/>
          <chart:axis chart:dimension="x" chart:name="primary-x" chart:style-name="ch5" chartooo:axis-type="auto">
            <chartooo:date-scale/>
            <chart:categories table:cell-range-address="Sheet1.B1:Sheet1.L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L3" chart:label-cell-address="Sheet1.A3:Sheet1.A3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 2/ns</text:p>
                <draw:g>
                  <svg:desc>Sheet1.A3:Sheet1.A3</svg:desc>
                </draw:g>
              </table:table-cell>
              <table:table-cell office:value-type="float" office:value="7.869">
                <text:p>7.869</text:p>
                <draw:g>
                  <svg:desc>Sheet1.B3:Sheet1.L3</svg:desc>
                </draw:g>
              </table:table-cell>
              <table:table-cell office:value-type="float" office:value="6.668">
                <text:p>6.668</text:p>
              </table:table-cell>
              <table:table-cell office:value-type="float" office:value="5.241">
                <text:p>5.241</text:p>
              </table:table-cell>
              <table:table-cell office:value-type="float" office:value="4.166">
                <text:p>4.166</text:p>
              </table:table-cell>
              <table:table-cell office:value-type="float" office:value="3.457">
                <text:p>3.457</text:p>
              </table:table-cell>
              <table:table-cell office:value-type="float" office:value="3.066">
                <text:p>3.066</text:p>
              </table:table-cell>
              <table:table-cell office:value-type="float" office:value="2.834">
                <text:p>2.834</text:p>
              </table:table-cell>
              <table:table-cell office:value-type="float" office:value="2.498">
                <text:p>2.498</text:p>
              </table:table-cell>
              <table:table-cell office:value-type="float" office:value="2.341">
                <text:p>2.341</text:p>
              </table:table-cell>
              <table:table-cell office:value-type="float" office:value="2.366">
                <text:p>2.366</text:p>
              </table:table-cell>
              <table:table-cell office:value-type="float" office:value="2.31">
                <text:p>2.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887cm" svg:height="5.859cm" xlink:href=".." xlink:type="simple" chart:class="chart:line" chart:style-name="ch1">
        <chart:legend chart:legend-position="end" svg:x="10.59cm" svg:y="2.63cm" style:legend-expansion="high" chart:style-name="ch2"/>
        <chart:plot-area chart:style-name="ch3" table:cell-range-address="Sheet1.A1:Sheet1.L1 Sheet1.B4:Sheet1.L4" chart:data-source-has-labels="row" svg:x="0.257cm" svg:y="0.117cm" svg:width="10.076cm" svg:height="5.625cm">
          <chartooo:coordinate-region svg:x="1.169cm" svg:y="0.316cm" svg:width="8.832cm" svg:height="4.779cm"/>
          <chart:axis chart:dimension="x" chart:name="primary-x" chart:style-name="ch4" chartooo:axis-type="auto">
            <chartooo:date-scale/>
            <chart:categories table:cell-range-address="Sheet1.A1:Sheet1.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L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he</text:p>
                <draw:g>
                  <svg:desc>Sheet1.A1:Sheet1.L1</svg:desc>
                </draw:g>
              </table:table-cell>
              <table:table-cell office:value-type="string">
                <text:p>1M</text:p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183">
                <text:p>0.183</text:p>
                <draw:g>
                  <svg:desc>Sheet1.B4:Sheet1.L4</svg:desc>
                </draw:g>
              </table:table-cell>
              <table:table-cell office:value-type="float" office:value="0.155">
                <text:p>0.155</text:p>
              </table:table-cell>
              <table:table-cell office:value-type="float" office:value="0.122">
                <text:p>0.122</text:p>
              </table:table-cell>
              <table:table-cell office:value-type="float" office:value="0.097">
                <text:p>0.097</text:p>
              </table:table-cell>
              <table:table-cell office:value-type="float" office:value="0.08">
                <text:p>0.08</text:p>
              </table:table-cell>
              <table:table-cell office:value-type="float" office:value="0.07">
                <text:p>0.07</text:p>
              </table:table-cell>
              <table:table-cell office:value-type="float" office:value="0.066">
                <text:p>0.066</text:p>
              </table:table-cell>
              <table:table-cell office:value-type="float" office:value="0.058">
                <text:p>0.058</text:p>
              </table:table-cell>
              <table:table-cell office:value-type="float" office:value="0.054">
                <text:p>0.054</text:p>
              </table:table-cell>
              <table:table-cell office:value-type="float" office:value="0.055">
                <text:p>0.055</text:p>
              </table:table-cell>
              <table:table-cell office:value-type="float" office:value="0.053">
                <text:p>0.0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